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3ee3c" officeooo:paragraph-rsid="0003ee3c" style:font-size-asian="15pt" style:font-size-complex="15pt"/>
    </style:style>
    <style:style style:name="P2" style:family="paragraph" style:parent-style-name="Preformatted_20_Text">
      <style:text-properties fo:font-size="15pt" officeooo:rsid="0003ee3c" officeooo:paragraph-rsid="0003ee3c" style:font-size-asian="15pt" style:font-size-complex="15pt"/>
    </style:style>
    <style:style style:name="P3" style:family="paragraph" style:parent-style-name="Preformatted_20_Text">
      <style:text-properties fo:font-size="13pt" officeooo:rsid="0003ee3c" officeooo:paragraph-rsid="0003ee3c" style:font-size-asian="13pt" style:font-size-complex="13pt"/>
    </style:style>
    <style:style style:name="P4" style:family="paragraph" style:parent-style-name="Preformatted_20_Text">
      <style:paragraph-properties fo:break-before="page"/>
      <style:text-properties fo:font-size="15pt" officeooo:rsid="0003ee3c" officeooo:paragraph-rsid="0003ee3c" style:font-size-asian="15pt" style:font-size-complex="15pt"/>
    </style:style>
    <style:style style:name="T1" style:family="text">
      <style:text-properties officeooo:rsid="000573ce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57 溫暖的七箍銀</text:p>
        <text:p text:style-name="P1"/>
        <text:p text:style-name="P1">阮讀屏東師院四年仔的時，</text:p>
        <text:p text:style-name="P1">Guán tha̍k Pîn-tong su-īnn sì-nî--á ê sî, </text:p>
        <text:p text:style-name="P1"/>
        <text:p text:style-name="P1">愛去國小實習，</text:p>
        <text:p text:style-name="P1">ài khì kok-sió si̍t-si̍p, </text:p>
        <text:p text:style-name="P1"/>
        <text:p text:style-name="P1">毋過彼時陣我參加高雄少年地方法院輔導志工的研習，</text:p>
        <text:p text:style-name="P1">m̄-koh hit sî-tsūn guá tsham-ka Ko-hiông siàu-liân tē-hng huat-īnn hú-tō tsì-kang ê gián-si̍p, </text:p>
        <text:p text:style-name="P1"/>
        <text:p text:style-name="P1">所以逐禮拜三下晡攏愛請假去高雄上課。</text:p>
        <text:p text:style-name="P1">sóo-í ta̍k lé-pài-sann ē-poo lóng ài tshíng-ká khì Ko-hiông siōng-khò.</text:p>
        <text:p text:style-name="P1"/>
        <text:p text:style-name="P1"/>
        <text:p text:style-name="P1"/>
        <text:p text:style-name="P1"/>
        <text:p text:style-name="P1">有一个拜三，</text:p>
        <text:p text:style-name="P1">Ū tsi̍t ê pài-sann, </text:p>
        <text:p text:style-name="P1"/>
        <text:p text:style-name="P1">我揹真濟教具趕火車欲去高雄。</text:p>
        <text:p text:style-name="P1">guá phāinn tsin tsē kàu-khū kuánn hué-tshia beh khì Ko-hiông. </text:p>
        <text:p text:style-name="P1"/>
        <text:p text:style-name="P1">上火車無偌久，</text:p>
        <text:p text:style-name="P1">Tsiūnn hué-tshia bô-guā-kú, </text:p>
        <text:p text:style-name="P1"/>
        <text:p text:style-name="P1">火車煞停落來，</text:p>
        <text:p text:style-name="P1">hué-tshia suah thîng --lo̍h-lâi, </text:p>
        <text:p text:style-name="P1"/>
        <text:p text:style-name="P1">等誠久攏無閣發動。</text:p>
        <text:p text:style-name="P1">tán tsiânn kú lóng bô koh huat-tōng. </text:p>
        <text:p text:style-name="P1"/>
        <text:p text:style-name="P1">後來車長放送講火車故障，</text:p>
        <text:p text:style-name="P1">Āu--lâi tshia-tiúnn hòng-sàng kóng hué-tshia kòo-tsiong, </text:p>
        <text:p text:style-name="P1"/>
        <text:p text:style-name="P1">欲聊聊仔駛去後一站停車，</text:p>
        <text:p text:style-name="P1">beh liâu-liâu-á sái khì āu tsi̍t tsām thîng-tshia, </text:p>
        <text:p text:style-name="P1"/>
        <text:p text:style-name="P1">請旅客坐後一班的火車。</text:p>
        <text:p text:style-name="P1">tshiánn lí-kheh tsē āu tsi̍t pan ê hué-tshia. </text:p>
        <text:p text:style-name="P1"/>
        <text:p text:style-name="P1">我驚上課袂赴，</text:p>
        <text:p text:style-name="P1">Guá kiann siōng-khò bē-hù, </text:p>
        <text:p text:style-name="P1"/>
        <text:p text:style-name="P1">落火車了後，</text:p>
        <text:p text:style-name="P1">lo̍h hué-tshia liáu-āu, </text:p>
        <text:p text:style-name="P1"/>
        <text:p text:style-name="P1">就隨走去火車頭，</text:p>
        <text:p text:style-name="P1">tō suî tsáu khì hué-tshia-thâu, </text:p>
        <text:p text:style-name="P1"/>
        <text:p text:style-name="P1">叫計程車趕去。</text:p>
        <text:p text:style-name="P1">kiò kè-thîng-tshia kuánn--khì. </text:p>
        <text:p text:style-name="P1"/>
        <text:p text:style-name="P1"/>
        <text:p text:style-name="P4">為著欲準時去研習，</text:p>
        <text:p text:style-name="P1">Uī-tio̍h beh tsún-sî khì gián-si̍p, </text:p>
        <text:p text:style-name="P1"/>
        <text:p text:style-name="P1">加開錢坐計程車，</text:p>
        <text:p text:style-name="P1">ke khai-tsînn tsē kè-thîng-tshia, </text:p>
        <text:p text:style-name="P1"/>
        <text:p text:style-name="P1">共身軀頂的錢攏用欲了矣！</text:p>
        <text:p text:style-name="P1">kā sin-khu-tíng ê tsînn lóng īng beh liáu --ah! </text:p>
        <text:p text:style-name="P1"/>
        <text:p text:style-name="P1">毋過，</text:p>
        <text:p text:style-name="P1">M̄-koh, </text:p>
        <text:p text:style-name="P1"/>
        <text:p text:style-name="P1">好佳哉我有先共欲轉去的車票買好勢。</text:p>
        <text:p text:style-name="P1">hó-ka-tsài guá ū sing kā beh tńg--khì ê tshia-phiò bé hó-sè.</text:p>
        <text:p text:style-name="P1"/>
        <text:p text:style-name="P1">研習有較慢結束，</text:p>
        <text:p text:style-name="P1">Gián-si̍p ū khah bān kiat-sok, </text:p>
        <text:p text:style-name="P1"/>
        <text:p text:style-name="P1">閣欲趕時間坐火車轉去，</text:p>
        <text:p text:style-name="P1">koh beh kuánn sî-kan tsē hué-tshia tńg--khì, </text:p>
        <text:p text:style-name="P1"/>
        <text:p text:style-name="P1">我才想著這聲害矣！</text:p>
        <text:p text:style-name="P1">guá tsiah siūnn-tio̍h tsit-siann hāi --ah! </text:p>
        <text:p text:style-name="P1"/>
        <text:p text:style-name="P1">無錢通坐車去火車頭，</text:p>
        <text:p text:style-name="P1">Bô tsînn thang tsē tshia khì hué-tshia-thâu, </text:p>
        <text:p text:style-name="P1"/>
        <text:p text:style-name="P1">只好揹教具用走的去。</text:p>
        <text:p text:style-name="P1">tsí-hó phāinn kàu-khū īng tsáu--ê khì. </text:p>
        <text:p text:style-name="P1"/>
        <text:p text:style-name="P1">我走甲大粒汗細粒汗，</text:p>
        <text:p text:style-name="P1">Guá tsáu kah tuā lia̍p kuānn sè lia̍p kuānn, </text:p>
        <text:p text:style-name="P1"/>
        <text:p text:style-name="P1">就佇火車欲開進前的幾分鐘仔走到火車頭。</text:p>
        <text:p text:style-name="P1">tō tī hué-tshia beh khui tsìn-tsîng ê kuí hun-tsing--á tsáu kàu hué-tshia-thâu. </text:p>
        <text:p text:style-name="P1"/>
        <text:p text:style-name="P1">可能是我走甲怦怦喘，</text:p>
        <text:p text:style-name="P1">Khó-lîng sī guá tsáu kah phēnn-phēnn-tshuán, </text:p>
        <text:p text:style-name="P1"/>
        <text:p text:style-name="P1">閣揹甲大包、細包，</text:p>
        <text:p text:style-name="P1">koh phāinn kah tuā pau, sè pau, </text:p>
        <text:p text:style-name="P1"/>
        <text:p text:style-name="P1">看著真奇怪。</text:p>
        <text:p text:style-name="P1">khuànn tio̍h tsin kî-kuài. </text:p>
        <text:p text:style-name="P1"/>
        <text:p text:style-name="P1">欲入月台的時，</text:p>
        <text:p text:style-name="P1">Beh ji̍p gua̍t-tâi ê sî, </text:p>
        <text:p text:style-name="P1"/>
        <text:p text:style-name="P1">鉸票員問我真濟問題，</text:p>
        <text:p text:style-name="P1">ka-phiò-uân mn̄g guá tsin tsē būn-tê, </text:p>
        <text:p text:style-name="P1"/>
        <text:p text:style-name="P1">煞害我目睭金金看彼班火車駛離開！</text:p>
        <text:p text:style-name="P1">suah hāi guá ba̍k-tsiu kim-kim-khuànn hit pan hué-tshia sái lī-khui! </text:p>
        <text:p text:style-name="P1"/>
        <text:p text:style-name="P1"/>
        <text:p text:style-name="P4">這時，</text:p>
        <text:p text:style-name="P1">Tsit-sî, </text:p>
        <text:p text:style-name="P1"/>
        <text:p text:style-name="P1">鉸票員才講：「按呢閣去買後一班！」</text:p>
        <text:p text:style-name="P1">ka-phiò-uân tsiah kóng: “Án-ne koh khì bé āu tsi̍t pan!” </text:p>
        <text:p text:style-name="P1"/>
        <text:p text:style-name="P1">我共身軀頂的錢攏撏出來，</text:p>
        <text:p text:style-name="P1">Guá kā sin-khu-tíng ê tsînn lóng jîm --tshut-lâi, </text:p>
        <text:p text:style-name="P1"/>
        <text:p text:style-name="P1">閣差七箍才會當買區間車的車票。</text:p>
        <text:p text:style-name="P1">koh tsha tshit khoo tsiah ē-tàng bé khu-kan-tshia ê tshia-phiò. </text:p>
        <text:p text:style-name="P1"/>
        <text:p text:style-name="P1">我想講，</text:p>
        <text:p text:style-name="P1">Guá siūnn-kóng, </text:p>
        <text:p text:style-name="P1"/>
        <text:p text:style-name="P1">敲手機仔拜託人來共我鬥相共。</text:p>
        <text:p text:style-name="P1">khà tshiú-ki-á pài-thok lâng lâi kā guá tàu-sann-kāng. </text:p>
        <text:p text:style-name="P1"/>
        <text:p text:style-name="P1">手機仔提起來，</text:p>
        <text:p text:style-name="P1">Tshiú-ki-á the̍h --khí-lâi, </text:p>
        <text:p text:style-name="P1"/>
        <text:p text:style-name="P1">煞閣發現竟然無電矣！</text:p>
        <text:p text:style-name="P1">suah koh huat-hiān kìng-jiân bô tiān --ah!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我想想咧干焦賰一个辦法──去共人借錢。</text:p>
        <text:p text:style-name="P1">Guá siūnn-siūnn --leh kan-na tshun tsi̍t ê pān-huat── khì kā lâng tsioh tsînn. </text:p>
        <text:p text:style-name="P1"/>
        <text:p text:style-name="P1">我提起勇氣，</text:p>
        <text:p text:style-name="P1">Guá thê-khí ióng-khì, </text:p>
        <text:p text:style-name="P1"/>
        <text:p text:style-name="P1">行去共一个穿白色䘥仔的老阿伯講：</text:p>
        <text:p text:style-name="P1">kiânn khì kā tsi̍t ê tshīng pe̍h-sik kah-á ê lāu a-peh kóng: </text:p>
        <text:p text:style-name="P1"/>
        <text:p text:style-name="P1">「阿伯，敢會當共你借七箍？」</text:p>
        <text:p text:style-name="P1">“A-peh, kám ē-tàng kā lí tsioh tshit khoo?” </text:p>
        <text:p text:style-name="P1"/>
        <text:p text:style-name="P1">毋知是感覺家己傷見笑抑是傷可憐，</text:p>
        <text:p text:style-name="P1">M̄ tsai sī kám-kak ka-kī siunn kiàn-siàu ia̍h-sī siunn khó-liân, </text:p>
        <text:p text:style-name="P1"/>
        <text:p text:style-name="P1">目屎煞雄雄輾落來，</text:p>
        <text:p text:style-name="P1">ba̍k-sái suah hiông-hiông liàn --lo̍h-lâi, </text:p>
        <text:p text:style-name="P1"/>
        <text:p text:style-name="P1">那講那哭。</text:p>
        <text:p text:style-name="P1">ná kóng ná khàu. </text:p>
        <text:p text:style-name="P1"/>
        <text:p text:style-name="P1">「我是屏東師院的學生，</text:p>
        <text:p text:style-name="P1">“Guá sī Pîn-tong su-īnn ê ha̍k-sing, </text:p>
        <text:p text:style-name="P1"/>
        <text:p text:style-name="P1">我差七箍袂當買票轉去學校。</text:p>
        <text:p text:style-name="P1">guá tsha tshit khoo bē-tàng bé phiò tńg-khì ha̍k-hāu. </text:p>
        <text:p text:style-name="P1"/>
        <text:p text:style-name="P1"/>
        <text:p text:style-name="P4">我手機仔的號碼是……，</text:p>
        <text:p text:style-name="P1">Guá tshiú-ki-á ê hō-bé sī..., </text:p>
        <text:p text:style-name="P1"/>
        <text:p text:style-name="P1">我一定會共錢還你……。」</text:p>
        <text:p text:style-name="P1">guá it-tīng ē kā tsînn hîng --lí....”</text:p>
        <text:p text:style-name="P1"/>
        <text:p text:style-name="P1">老阿伯提一个十箍的銀角仔予我，</text:p>
        <text:p text:style-name="P1">Lāu a-peh the̍h tsi̍t ê tsa̍p khoo ê gîn-kak-á hōo --guá, </text:p>
        <text:p text:style-name="P1"/>
        <text:p text:style-name="P1">笑笑仔講：「緊去買車票！」</text:p>
        <text:p text:style-name="P1">tshiò-tshiò-á kóng: “Kín khì bé tshia-phiò!” </text:p>
        <text:p text:style-name="P1"/>
        <text:p text:style-name="P1">車票買好了後，</text:p>
        <text:p text:style-name="P1">Tshia-phiò bé hó liáu-āu, </text:p>
        <text:p text:style-name="P1"/>
        <text:p text:style-name="P1">我共賰的三箍提去還伊，</text:p>
        <text:p text:style-name="P1">guá kā tshun ê sann khoo the̍h khì hîng --i, </text:p>
        <text:p text:style-name="P1"/>
        <text:p text:style-name="P1">然後提紙筆欲抄伊的聯絡方式。</text:p>
        <text:p text:style-name="P1">jiân-āu the̍h tsuá pit beh tshau i ê liân-lo̍k hong-sik. </text:p>
        <text:p text:style-name="P1"/>
        <text:p text:style-name="P1">老阿伯講：「毋免還啦！」</text:p>
        <text:p text:style-name="P1">Lāu a-peh kóng: “M̄-bián hîng --lah!” </text:p>
        <text:p text:style-name="P1"/>
        <text:p text:style-name="P1">紲落去閣問我講：</text:p>
        <text:p text:style-name="P1">Suà --lo̍h-khì koh mn̄g guá kóng:</text:p>
        <text:p text:style-name="P1"/>
        <text:p text:style-name="P1">「落車了後，</text:p>
        <text:p text:style-name="P1"><text:s/>“Lo̍h-tshia liáu-āu, </text:p>
        <text:p text:style-name="P1"/>
        <text:p text:style-name="P1">敢有錢通坐車入去學校？」</text:p>
        <text:p text:style-name="P1">kám ū tsînn thang tsē tshia ji̍p-khì ha̍k-hāu?” </text:p>
        <text:p text:style-name="P1"/>
        <text:p text:style-name="P1">順紲共皮包仔提出來，</text:p>
        <text:p text:style-name="P1">Sūn-suà kā phuê-pau-á the̍h --tshut-lâi, </text:p>
        <text:p text:style-name="P1"/>
        <text:p text:style-name="P1">我緊共講我會當家己行路入去學校。</text:p>
        <text:p text:style-name="P1">guá kín kā kóng guá ē-tàng ka-kī kiânn-lōo ji̍p-khì ha̍k-hāu.</text:p>
        <text:p text:style-name="P1"/>
        <text:p text:style-name="P1">老阿伯一直攏無留聯絡的方式予我，</text:p>
        <text:p text:style-name="P1">Lāu a-peh it-ti̍t lóng bô lâu liân-lo̍k ê hong-sik hōo --guá, </text:p>
        <text:p text:style-name="P1"/>
        <text:p text:style-name="P1">伊可能認為干焦七箍銀爾爾！</text:p>
        <text:p text:style-name="P1">i khó-lîng jīn-uî kan-na tshit khoo gîn niā-niā! </text:p>
        <text:p text:style-name="P1"/>
        <text:p text:style-name="P1">七箍雖然少，</text:p>
        <text:p text:style-name="P1">Tshit khoo sui-jiân tsió, </text:p>
        <text:p text:style-name="P1"/>
        <text:p text:style-name="P1">甚至嘛買無啥物，</text:p>
        <text:p text:style-name="P1">sīm-tsì mā bé bô siánn-mih, </text:p>
        <text:p text:style-name="P1"/>
        <text:p text:style-name="P1">毋過對我來講，</text:p>
        <text:p text:style-name="P1">m̄-koh tuì guá lâi kóng, </text:p>
        <text:p text:style-name="P1"/>
        <text:p text:style-name="P1">是遮爾濟、</text:p>
        <text:p text:style-name="P1">sī tsiah-nī tsē, </text:p>
        <text:p text:style-name="P1"/>
        <text:p text:style-name="P1">遮爾溫暖，</text:p>
        <text:p text:style-name="P1">tsiah-nī un-luán, </text:p>
        <text:p text:style-name="P1"/>
        <text:p text:style-name="P1">遮爾予人感動！</text:p>
        <text:p text:style-name="P3">tsiah-nī hōo lâng kám-tōng!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573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57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2:24:14.902862430</dc:date>
    <meta:editing-duration>PT4M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46" meta:word-count="1253" meta:character-count="3686" meta:non-whitespace-character-count="3221"/>
  </office:meta>
</office:document-meta>
</file>